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fo:orphans="0" fo:widows="0"/>
      <style:text-properties fo:color="#000000" style:font-name="Times New Roman" fo:font-size="12pt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line-height="100%" fo:text-align="justify" style:justify-single-word="false" fo:orphans="0" fo:widows="0"/>
    </style:style>
    <style:style style:name="T1" style:family="text">
      <style:text-properties fo:color="#000000" style:font-name="Times New Roman"/>
    </style:style>
    <style:style style:name="T2" style:family="text">
      <style:text-properties fo:color="#000000" style:font-name="Times New Roman" fo:font-size="12pt"/>
    </style:style>
    <style:style style:name="T3" style:family="text">
      <style:text-properties fo:color="#000000" style:font-name="Times New Roman" style:text-underline-style="solid" style:text-underline-width="auto" style:text-underline-color="font-color"/>
    </style:style>
    <style:style style:name="T4" style:family="text">
      <style:text-properties fo:color="#000000" style:font-name="Times New Roman" officeooo:rsid="00065e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tos etc. </text:p>
      <text:p text:style-name="P2">Trata-se de execução da pena imposta a FELIPE DA SILVA MEDEIROS, que cumpre em regime fechado, que só alcançará lapso temporal para aquisição da progressão de regime prisional somente em 06/09/2019 (evento 8).</text:p>
      <text:p text:style-name="P2">Relatados.</text:p>
      <text:p text:style-name="P2">De logo, verifico que inexiste nesta Capital estabelecimento prisional destinado ao cumprimento de pena privativa de liberdade em regime fechado.</text:p>
      <text:p text:style-name="P2">Isto posto, requisite-se vaga à CoaPe com a finalidade de transferir o apenado para a  Penitenciária Estadual de Alcaçuz ou Penitenciária Estadual Rogério Coutinho Madruga, se adequando assim ao cumprimento da pena em regime fechado.</text:p>
      <text:p text:style-name="P3">P.R.I., <text:span text:style-name="T2">inclusive o apenado e seu advogado acerca desta decisão. Cópia desta decisão servirá como ofício dando ciência ao estabelecimento prisional de seus termos. </text:span><text:span text:style-name="T1">Voltem-me </text:span><text:span text:style-name="T4">conclusos após transferência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09:14:32.184000000</meta:creation-date>
    <dc:date>2019-03-19T09:49:26.674000000</dc:date>
    <meta:editing-duration>PT8M35S</meta:editing-duration>
    <meta:editing-cycles>3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6" meta:word-count="119" meta:character-count="812" meta:non-whitespace-character-count="697"/>
  </office:meta>
</office:document-meta>
</file>